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515d7cdd-7fff-b3ee-1863-5bbbb868724c"/>ENTRETIEN 2 : recording-409187497</text:p>
      <text:p text:style-name="Text_20_body"/>
      <text:p text:style-name="P3">E: Quelles sont les charges induites par l’implantation de la mutuelle de santé?</text:p>
      <text:p text:style-name="P1">R: Dans ma zone la mutuelle de santé je l’ai su bien avant. Je sais qu’il y a un impact au niveau de la population. ça a un peu augmenté par rapport à la population qu’on a eu à contacter</text:p>
      <text:p text:style-name="P3">E: Que pensez vous de la collaboration avec les mutuelles de santé?</text:p>
      <text:p text:style-name="P1">R: Dans ma zone, c’est une bonne collaboration. D’ailleurs le but c’est la santé de la population. Ce sont nos partenaires potentiels surtout en matière de communication de la population. Pendant les sensibilisations ils interviennent et ceux-ci nous accompagnent. D’ailleurs, le président de la mutuelle du département de Bambey c’est un de mes amis. C’est lui aussi qui gère la mutuelle. </text:p>
      <text:p text:style-name="P3">E: Quelle appréciation faites vous des paquets de soins offerts aux mutualites?</text:p>
      <text:p text:style-name="P1">R: C’est un bon paquet avec des taux qu’on a révisé. Je pense que ça va permettre à la population de bien se sentir dans cette implantation</text:p>
      <text:p text:style-name="P3">E: Que pensez vous du niveau d’adhésion des populations aux mutuelles?</text:p>
      <text:p text:style-name="P1">R: Je pense que dans la localité où nous sommes le taux est toujours faible. Il y a des gens qui ne comprennent pas l’importance de la mutualité. Je pense que même la communication reste parce qu’il y a des gens qui ont adhéré à la mutualisation et ne savent pas ce qu’ils peuvent gagner par rapport à cela. D’autre part il y a des gens qui sont un peu réticents car ils n’ont pas reçu la bonne information par rapport à la mutualisation. Il faudra donc qu’on essaie un peu de les booster </text:p>
      <text:p text:style-name="P3">E: Comment appréciez vous le niveau de fréquentation de vos services par les mutualistes?</text:p>
      <text:p text:style-name="P1">R: Chez moi, je peux dire que sur les 10 patients que je reçois je peux dire que les 6 ou 7 sont des mutualistes. Donc j’ai un fort taux de réception des gens de la mutuelle.</text:p>
      <text:p text:style-name="P3">E: Quelles peuvent être les raisons de non adhésion de la population?</text:p>
      <text:p text:style-name="P1">R: Pour les raisons, je jeux dire que tout peut se résoudre par la communication car il y a des personnes qui ne savent ce qu’est la mutualisastion dans les zones que j’ai vu. Si vous voulez mener à bien un projet au niveau de la population il faut toujours mettre les conditions et leur dire les avantages qu’ils vont bénéficier par rapport à la mutualité. Parce que j’aurai bien aimé accentuer la communication dans les zones que j’ai eu à visiter. Si on pouvait les pousser à venir adhérer je pourrai dire que 80% de la population seront des mutualistes.</text:p>
      <text:p text:style-name="P3">E: Quelle stratégie proposez vous pour amener la population à adhérer vos mutuelles?</text:p>
      <text:p text:style-name="P1">R: Ce sont des causeries, des caravanes de mobilisation, faudra aussi organiser des débats avec eux. Ce sont les 3 méthodes qu’on pourrait faire.</text:p>
      <text:p text:style-name="Text_20_body"><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4:26:49.786020257</meta:creation-date>
    <dc:date>2019-02-28T14:28:00.839206082</dc:date>
    <meta:editing-duration>PT1M14S</meta:editing-duration>
    <meta:editing-cycles>1</meta:editing-cycles>
    <meta:generator>LibreOffice/6.1.4.2$Linux_X86_64 LibreOffice_project/10$Build-2</meta:generator>
    <meta:document-statistic meta:table-count="0" meta:image-count="0" meta:object-count="0" meta:page-count="1" meta:paragraph-count="16" meta:word-count="475" meta:character-count="2653" meta:non-whitespace-character-count="2190"/>
  </office:meta>
</office:document-meta>
</file>